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2pt"/>
    </style:style>
    <style:style style:name="P2" style:family="paragraph" style:parent-style-name="Standard">
      <style:text-properties style:font-name="sans-serif" fo:font-size="12pt" officeooo:rsid="001a6344" officeooo:paragraph-rsid="001a63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 plan</text:p>
      <text:p text:style-name="P2"/>
      <text:p text:style-name="P2">cd </text:p>
      <text:p text:style-name="P2">cd ..</text:p>
      <text:p text:style-name="P2"/>
      <text:p text:style-name="P2">dir</text:p>
      <text:p text:style-name="P2"/>
      <text:p text:style-name="P2">dir Project_1</text:p>
      <text:p text:style-name="P2"/>
      <text:p text:style-name="P2">dir &gt; output.txt</text:p>
      <text:p text:style-name="P2"/>
      <text:p text:style-name="P2">dir &gt;&gt; output.txt</text:p>
      <text:p text:style-name="P2"/>
      <text:p text:style-name="P1">Comparing the behavior of your shell to an actual shell (such as</text:p>
      <text:p text:style-name="P1">bash)</text:p>
      <text:p text:style-name="P1">Creating a “test mode” that prints all intermediate steps of the</text:p>
      <text:p text:style-name="P1">parser</text:p>
      <text:p text:style-name="P1">Creating a batch-file of invalid commands and seeing if your</text:p>
      <text:p text:style-name="P1">shell can handle them.</text:p>
      <text:p text:style-name="P1">Your testing plan will be a part of your grade. You will have to write</text:p>
      <text:p text:style-name="P1">about it in your Program Description (more on that later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21:07:51.039157485</meta:creation-date>
    <dc:date>2019-10-13T21:08:48.699899066</dc:date>
    <meta:editing-duration>PT59S</meta:editing-duration>
    <meta:editing-cycles>1</meta:editing-cycles>
    <meta:document-statistic meta:table-count="0" meta:image-count="0" meta:object-count="0" meta:page-count="1" meta:paragraph-count="15" meta:word-count="78" meta:character-count="415" meta:non-whitespace-character-count="351"/>
    <meta:generator>LibreOffice/6.2.5.2$Linux_X86_64 LibreOffice_project/20$Build-2</meta:generator>
  </office:meta>
</office:document-meta>
</file>